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99">
      <number:boolean/>
    </number:boolean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 style:data-style-name="N109"/>
    <style:style style:name="ce3" style:family="table-cell" style:parent-style-name="Default" style:data-style-name="N110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117"/>
    <style:style style:name="ce9" style:family="table-cell" style:parent-style-name="Default" style:data-style-name="N11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&gt;[.B$30]*[.$B$49]" style:apply-style-name="Post_20_100_25_" style:base-cell-address="Feuille1.B52"/>
      <style:map style:condition="cell-content()&gt;[.B$29]*[.$B$49]" style:apply-style-name="Post_20_10_25_" style:base-cell-address="Feuille1.B52"/>
      <style:map style:condition="cell-content()&gt;[.B$28]*[.$B$49]" style:apply-style-name="Post_20_1_25_" style:base-cell-address="Feuille1.B52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9900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 style:data-style-name="N99"/>
    <style:style style:name="ce15" style:family="table-cell" style:parent-style-name="Default" style:data-style-name="N0"/>
    <style:style style:name="ce16" style:family="table-cell" style:parent-style-name="Default" style:data-style-name="N106"/>
  </office:automatic-styles>
  <office:body>
    <office:spreadsheet>
      <table:calculation-settings table:automatic-find-labels="false"/>
      <table:content-validations>
        <table:content-validation table:name="val1" table:base-cell-address="Feuille1.B6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licit header</text:p>
          </table:table-cell>
          <table:table-cell table:style-name="ce5" office:value-type="boolean" office:boolean-value="true" calcext:value-type="boolean">
            <text:p>VRAI</text:p>
          </table:table-cell>
          <table:table-cell table:style-name="ce14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low DR optimize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14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oding rate</text:p>
          </table:table-cell>
          <table:table-cell table:style-name="ce6" office:value-type="float" office:value="5" calcext:value-type="float">
            <text:p>5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reamble symbols</text:p>
          </table:table-cell>
          <table:table-cell office:value-type="float" office:value="8" calcext:value-type="float">
            <text:p>8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bandwidth</text:p>
          </table:table-cell>
          <table:table-cell table:style-name="ce6" table:content-validation-name="val1" office:value-type="float" office:value="125" calcext:value-type="float">
            <text:p>125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sym (ms)</text:p>
          </table:table-cell>
          <table:table-cell table:formula="of:=2^[.B1]/([.$B$6])" office:value-type="float" office:value="1.024" calcext:value-type="float">
            <text:p>1,024</text:p>
          </table:table-cell>
          <table:table-cell table:formula="of:=2^[.C1]/([.$B$6])" office:value-type="float" office:value="2.048" calcext:value-type="float">
            <text:p>2,048</text:p>
          </table:table-cell>
          <table:table-cell table:formula="of:=2^[.D1]/([.$B$6])" office:value-type="float" office:value="4.096" calcext:value-type="float">
            <text:p>4,096</text:p>
          </table:table-cell>
          <table:table-cell table:formula="of:=2^[.E1]/([.$B$6])" office:value-type="float" office:value="8.192" calcext:value-type="float">
            <text:p>8,192</text:p>
          </table:table-cell>
          <table:table-cell table:formula="of:=2^[.F1]/([.$B$6])" office:value-type="float" office:value="16.384" calcext:value-type="float">
            <text:p>16,384</text:p>
          </table:table-cell>
          <table:table-cell table:formula="of:=2^[.G1]/([.$B$6])" office:value-type="float" office:value="32.768" calcext:value-type="float">
            <text:p>32,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reamble (ms)</text:p>
          </table:table-cell>
          <table:table-cell table:formula="of:=([.$B$5]+4.25)*[.B8]" office:value-type="float" office:value="12.544" calcext:value-type="float">
            <text:p>12,544</text:p>
          </table:table-cell>
          <table:table-cell table:formula="of:=([.$B$5]+4.25)*[.C8]" office:value-type="float" office:value="25.088" calcext:value-type="float">
            <text:p>25,088</text:p>
          </table:table-cell>
          <table:table-cell table:formula="of:=([.$B$5]+4.25)*[.D8]" office:value-type="float" office:value="50.176" calcext:value-type="float">
            <text:p>50,176</text:p>
          </table:table-cell>
          <table:table-cell table:formula="of:=([.$B$5]+4.25)*[.E8]" office:value-type="float" office:value="100.352" calcext:value-type="float">
            <text:p>100,352</text:p>
          </table:table-cell>
          <table:table-cell table:formula="of:=([.$B$5]+4.25)*[.F8]" office:value-type="float" office:value="200.704" calcext:value-type="float">
            <text:p>200,704</text:p>
          </table:table-cell>
          <table:table-cell table:formula="of:=([.$B$5]+4.25)*[.G8]" office:value-type="float" office:value="401.408" calcext:value-type="float">
            <text:p>401,40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orawan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14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payload (bytes)</text:p>
          </table:table-cell>
          <table:table-cell table:style-name="ce6" office:value-type="float" office:value="23" calcext:value-type="float">
            <text:p>23</text:p>
          </table:table-cell>
          <table:table-cell table:style-name="ce15" table:number-columns-repeated="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yload symbols</text:p>
          </table:table-cell>
          <table:table-cell table:formula="of:=8+(MAX(CEILING((8*([.$B$11]*13+[.$B$12])-4*[.B1]+28+16-20*(1-[.$B$2]))/(4*([.B1]-2*[.$B$3])))*([.$B$4]);0))" office:value-type="float" office:value="48" calcext:value-type="float">
            <text:p>48</text:p>
          </table:table-cell>
          <table:table-cell table:formula="of:=8+(MAX(CEILING((8*([.$B$11]*13+[.$B$12])-4*[.C1]+28+16-20*(1-[.$B$2]))/(4*([.C1]-2*[.$B$3])))*([.$B$4]);0))" office:value-type="float" office:value="43" calcext:value-type="float">
            <text:p>43</text:p>
          </table:table-cell>
          <table:table-cell table:formula="of:=8+(MAX(CEILING((8*([.$B$11]*13+[.$B$12])-4*[.D1]+28+16-20*(1-[.$B$2]))/(4*([.D1]-2*[.$B$3])))*([.$B$4]);0))" office:value-type="float" office:value="38" calcext:value-type="float">
            <text:p>38</text:p>
          </table:table-cell>
          <table:table-cell table:formula="of:=8+(MAX(CEILING((8*([.$B$11]*13+[.$B$12])-4*[.E1]+28+16-20*(1-[.$B$2]))/(4*([.E1]-2*[.$B$3])))*([.$B$4]);0))" office:value-type="float" office:value="33" calcext:value-type="float">
            <text:p>33</text:p>
          </table:table-cell>
          <table:table-cell table:formula="of:=8+(MAX(CEILING((8*([.$B$11]*13+[.$B$12])-4*[.F1]+28+16-20*(1-[.$B$2]))/(4*([.F1]-2*[.$B$3])))*([.$B$4]);0))" office:value-type="float" office:value="33" calcext:value-type="float">
            <text:p>33</text:p>
          </table:table-cell>
          <table:table-cell table:formula="of:=8+(MAX(CEILING((8*([.$B$11]*13+[.$B$12])-4*[.G1]+28+16-20*(1-[.$B$2]))/(4*([.G1]-2*[.$B$3])))*([.$B$4]);0)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acket (ms)</text:p>
          </table:table-cell>
          <table:table-cell table:formula="of:=[.B9]+[.B14]*[.B8]" office:value-type="float" office:value="61.696" calcext:value-type="float">
            <text:p>61,696</text:p>
          </table:table-cell>
          <table:table-cell table:formula="of:=[.C9]+[.C14]*[.C8]" office:value-type="float" office:value="113.152" calcext:value-type="float">
            <text:p>113,152</text:p>
          </table:table-cell>
          <table:table-cell table:formula="of:=[.D9]+[.D14]*[.D8]" office:value-type="float" office:value="205.824" calcext:value-type="float">
            <text:p>205,824</text:p>
          </table:table-cell>
          <table:table-cell table:formula="of:=[.E9]+[.E14]*[.E8]" office:value-type="float" office:value="370.688" calcext:value-type="float">
            <text:p>370,688</text:p>
          </table:table-cell>
          <table:table-cell table:formula="of:=[.F9]+[.F14]*[.F8]" office:value-type="float" office:value="741.376" calcext:value-type="float">
            <text:p>741,376</text:p>
          </table:table-cell>
          <table:table-cell table:formula="of:=[.G9]+[.G14]*[.G8]" office:value-type="float" office:value="1318.912" calcext:value-type="float">
            <text:p>1318,91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Duty cyc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ff (ms)</text:p>
          </table:table-cell>
          <table:table-cell table:number-columns-repeated="14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7" table:formula="of:=(1/[.$A21]-1)*[.B$15]" office:value-type="float" office:value="61634.304" calcext:value-type="float">
            <text:p>61 634</text:p>
          </table:table-cell>
          <table:table-cell table:style-name="ce7" table:formula="of:=(1/[.$A21]-1)*[.C$15]" office:value-type="float" office:value="113038.848" calcext:value-type="float">
            <text:p>113 039</text:p>
          </table:table-cell>
          <table:table-cell table:style-name="ce7" table:formula="of:=(1/[.$A21]-1)*[.D$15]" office:value-type="float" office:value="205618.176" calcext:value-type="float">
            <text:p>205 618</text:p>
          </table:table-cell>
          <table:table-cell table:style-name="ce7" table:formula="of:=(1/[.$A21]-1)*[.E$15]" office:value-type="float" office:value="370317.312" calcext:value-type="float">
            <text:p>370 317</text:p>
          </table:table-cell>
          <table:table-cell table:style-name="ce7" table:formula="of:=(1/[.$A21]-1)*[.F$15]" office:value-type="float" office:value="740634.624" calcext:value-type="float">
            <text:p>740 635</text:p>
          </table:table-cell>
          <table:table-cell table:style-name="ce7" table:formula="of:=(1/[.$A21]-1)*[.G$15]" office:value-type="float" office:value="1317593.088" calcext:value-type="float">
            <text:p>1 317 593</text:p>
          </table:table-cell>
          <table:table-cell table:number-columns-repeated="8"/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7" table:formula="of:=(1/[.$A22]-1)*[.B$15]" office:value-type="float" office:value="6107.904" calcext:value-type="float">
            <text:p>6 108</text:p>
          </table:table-cell>
          <table:table-cell table:style-name="ce7" table:formula="of:=(1/[.$A22]-1)*[.C$15]" office:value-type="float" office:value="11202.048" calcext:value-type="float">
            <text:p>11 202</text:p>
          </table:table-cell>
          <table:table-cell table:style-name="ce7" table:formula="of:=(1/[.$A22]-1)*[.D$15]" office:value-type="float" office:value="20376.576" calcext:value-type="float">
            <text:p>20 377</text:p>
          </table:table-cell>
          <table:table-cell table:style-name="ce7" table:formula="of:=(1/[.$A22]-1)*[.E$15]" office:value-type="float" office:value="36698.112" calcext:value-type="float">
            <text:p>36 698</text:p>
          </table:table-cell>
          <table:table-cell table:style-name="ce7" table:formula="of:=(1/[.$A22]-1)*[.F$15]" office:value-type="float" office:value="73396.224" calcext:value-type="float">
            <text:p>73 396</text:p>
          </table:table-cell>
          <table:table-cell table:style-name="ce7" table:formula="of:=(1/[.$A22]-1)*[.G$15]" office:value-type="float" office:value="130572.288" calcext:value-type="float">
            <text:p>130 572</text:p>
          </table:table-cell>
          <table:table-cell table:number-columns-repeated="8"/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7" table:formula="of:=(1/[.$A23]-1)*[.B$15]" office:value-type="float" office:value="555.264" calcext:value-type="float">
            <text:p>555</text:p>
          </table:table-cell>
          <table:table-cell table:style-name="ce7" table:formula="of:=(1/[.$A23]-1)*[.C$15]" office:value-type="float" office:value="1018.368" calcext:value-type="float">
            <text:p>1 018</text:p>
          </table:table-cell>
          <table:table-cell table:style-name="ce7" table:formula="of:=(1/[.$A23]-1)*[.D$15]" office:value-type="float" office:value="1852.416" calcext:value-type="float">
            <text:p>1 852</text:p>
          </table:table-cell>
          <table:table-cell table:style-name="ce7" table:formula="of:=(1/[.$A23]-1)*[.E$15]" office:value-type="float" office:value="3336.192" calcext:value-type="float">
            <text:p>3 336</text:p>
          </table:table-cell>
          <table:table-cell table:style-name="ce7" table:formula="of:=(1/[.$A23]-1)*[.F$15]" office:value-type="float" office:value="6672.384" calcext:value-type="float">
            <text:p>6 672</text:p>
          </table:table-cell>
          <table:table-cell table:style-name="ce7" table:formula="of:=(1/[.$A23]-1)*[.G$15]" office:value-type="float" office:value="11870.208" calcext:value-type="float">
            <text:p>11 870</text:p>
          </table:table-cell>
          <table:table-cell table:number-columns-repeated="8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7" table:formula="of:=(1/[.$A24]-1)*[.B$15]" office:value-type="float" office:value="0" calcext:value-type="float">
            <text:p>0</text:p>
          </table:table-cell>
          <table:table-cell table:style-name="ce7" table:formula="of:=(1/[.$A24]-1)*[.C$15]" office:value-type="float" office:value="0" calcext:value-type="float">
            <text:p>0</text:p>
          </table:table-cell>
          <table:table-cell table:style-name="ce7" table:formula="of:=(1/[.$A24]-1)*[.D$15]" office:value-type="float" office:value="0" calcext:value-type="float">
            <text:p>0</text:p>
          </table:table-cell>
          <table:table-cell table:style-name="ce7" table:formula="of:=(1/[.$A24]-1)*[.E$15]" office:value-type="float" office:value="0" calcext:value-type="float">
            <text:p>0</text:p>
          </table:table-cell>
          <table:table-cell table:style-name="ce7" table:formula="of:=(1/[.$A24]-1)*[.F$15]" office:value-type="float" office:value="0" calcext:value-type="float">
            <text:p>0</text:p>
          </table:table-cell>
          <table:table-cell table:style-name="ce7" table:formula="of:=(1/[.$A24]-1)*[.G$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sg/s</text:p>
          </table:table-cell>
          <table:table-cell table:number-columns-repeated="14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8" table:formula="of:=1000/(1/[.$A27]*[.B$15])" office:value-type="float" office:value="0.0162085062240664" calcext:value-type="float">
            <text:p>0,01621</text:p>
          </table:table-cell>
          <table:table-cell table:style-name="ce8" table:formula="of:=1000/(1/[.$A27]*[.C$15])" office:value-type="float" office:value="0.00883766968325792" calcext:value-type="float">
            <text:p>0,00884</text:p>
          </table:table-cell>
          <table:table-cell table:style-name="ce8" table:formula="of:=1000/(1/[.$A27]*[.D$15])" office:value-type="float" office:value="0.00485851990049751" calcext:value-type="float">
            <text:p>0,00486</text:p>
          </table:table-cell>
          <table:table-cell table:style-name="ce8" table:formula="of:=1000/(1/[.$A27]*[.E$15])" office:value-type="float" office:value="0.0026976864640884" calcext:value-type="float">
            <text:p>0,00270</text:p>
          </table:table-cell>
          <table:table-cell table:style-name="ce8" table:formula="of:=1000/(1/[.$A27]*[.F$15])" office:value-type="float" office:value="0.0013488432320442" calcext:value-type="float">
            <text:p>0,00135</text:p>
          </table:table-cell>
          <table:table-cell table:style-name="ce8" table:formula="of:=1000/(1/[.$A27]*[.G$15])" office:value-type="float" office:value="0.000758200698757764" calcext:value-type="float">
            <text:p>0,00076</text:p>
          </table:table-cell>
          <table:table-cell table:number-columns-repeated="8"/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8" table:formula="of:=1000/(1/[.$A28]*[.B$15])" office:value-type="float" office:value="0.162085062240664" calcext:value-type="float">
            <text:p>0,16209</text:p>
          </table:table-cell>
          <table:table-cell table:style-name="ce8" table:formula="of:=1000/(1/[.$A28]*[.C$15])" office:value-type="float" office:value="0.0883766968325792" calcext:value-type="float">
            <text:p>0,08838</text:p>
          </table:table-cell>
          <table:table-cell table:style-name="ce8" table:formula="of:=1000/(1/[.$A28]*[.D$15])" office:value-type="float" office:value="0.0485851990049751" calcext:value-type="float">
            <text:p>0,04859</text:p>
          </table:table-cell>
          <table:table-cell table:style-name="ce8" table:formula="of:=1000/(1/[.$A28]*[.E$15])" office:value-type="float" office:value="0.026976864640884" calcext:value-type="float">
            <text:p>0,02698</text:p>
          </table:table-cell>
          <table:table-cell table:style-name="ce8" table:formula="of:=1000/(1/[.$A28]*[.F$15])" office:value-type="float" office:value="0.013488432320442" calcext:value-type="float">
            <text:p>0,01349</text:p>
          </table:table-cell>
          <table:table-cell table:style-name="ce8" table:formula="of:=1000/(1/[.$A28]*[.G$15])" office:value-type="float" office:value="0.00758200698757764" calcext:value-type="float">
            <text:p>0,00758</text:p>
          </table:table-cell>
          <table:table-cell table:number-columns-repeated="8"/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8" table:formula="of:=1000/(1/[.$A29]*[.B$15])" office:value-type="float" office:value="1.62085062240664" calcext:value-type="float">
            <text:p>1,62085</text:p>
          </table:table-cell>
          <table:table-cell table:style-name="ce8" table:formula="of:=1000/(1/[.$A29]*[.C$15])" office:value-type="float" office:value="0.883766968325792" calcext:value-type="float">
            <text:p>0,88377</text:p>
          </table:table-cell>
          <table:table-cell table:style-name="ce8" table:formula="of:=1000/(1/[.$A29]*[.D$15])" office:value-type="float" office:value="0.485851990049751" calcext:value-type="float">
            <text:p>0,48585</text:p>
          </table:table-cell>
          <table:table-cell table:style-name="ce8" table:formula="of:=1000/(1/[.$A29]*[.E$15])" office:value-type="float" office:value="0.26976864640884" calcext:value-type="float">
            <text:p>0,26977</text:p>
          </table:table-cell>
          <table:table-cell table:style-name="ce8" table:formula="of:=1000/(1/[.$A29]*[.F$15])" office:value-type="float" office:value="0.13488432320442" calcext:value-type="float">
            <text:p>0,13488</text:p>
          </table:table-cell>
          <table:table-cell table:style-name="ce8" table:formula="of:=1000/(1/[.$A29]*[.G$15])" office:value-type="float" office:value="0.0758200698757764" calcext:value-type="float">
            <text:p>0,07582</text:p>
          </table:table-cell>
          <table:table-cell table:number-columns-repeated="8"/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8" table:formula="of:=1000/(1/[.$A30]*[.B$15])" office:value-type="float" office:value="16.2085062240664" calcext:value-type="float">
            <text:p>16,20851</text:p>
          </table:table-cell>
          <table:table-cell table:style-name="ce8" table:formula="of:=1000/(1/[.$A30]*[.C$15])" office:value-type="float" office:value="8.83766968325792" calcext:value-type="float">
            <text:p>8,83767</text:p>
          </table:table-cell>
          <table:table-cell table:style-name="ce8" table:formula="of:=1000/(1/[.$A30]*[.D$15])" office:value-type="float" office:value="4.85851990049751" calcext:value-type="float">
            <text:p>4,85852</text:p>
          </table:table-cell>
          <table:table-cell table:style-name="ce8" table:formula="of:=1000/(1/[.$A30]*[.E$15])" office:value-type="float" office:value="2.6976864640884" calcext:value-type="float">
            <text:p>2,69769</text:p>
          </table:table-cell>
          <table:table-cell table:style-name="ce8" table:formula="of:=1000/(1/[.$A30]*[.F$15])" office:value-type="float" office:value="1.3488432320442" calcext:value-type="float">
            <text:p>1,34884</text:p>
          </table:table-cell>
          <table:table-cell table:style-name="ce8" table:formula="of:=1000/(1/[.$A30]*[.G$15])" office:value-type="float" office:value="0.758200698757764" calcext:value-type="float">
            <text:p>0,7582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/h</text:p>
          </table:table-cell>
          <table:table-cell table:number-columns-repeated="7"/>
          <table:table-cell office:value-type="string" calcext:value-type="string">
            <text:p>bytes/h</text:p>
          </table:table-cell>
          <table:table-cell table:number-columns-repeated="6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7" table:formula="of:=[.B27]*3600" office:value-type="float" office:value="58.350622406639" calcext:value-type="float">
            <text:p>58</text:p>
          </table:table-cell>
          <table:table-cell table:style-name="ce7" table:formula="of:=[.C27]*3600" office:value-type="float" office:value="31.8156108597285" calcext:value-type="float">
            <text:p>32</text:p>
          </table:table-cell>
          <table:table-cell table:style-name="ce7" table:formula="of:=[.D27]*3600" office:value-type="float" office:value="17.490671641791" calcext:value-type="float">
            <text:p>17</text:p>
          </table:table-cell>
          <table:table-cell table:style-name="ce7" table:formula="of:=[.E27]*3600" office:value-type="float" office:value="9.71167127071823" calcext:value-type="float">
            <text:p>10</text:p>
          </table:table-cell>
          <table:table-cell table:style-name="ce7" table:formula="of:=[.F27]*3600" office:value-type="float" office:value="4.85583563535912" calcext:value-type="float">
            <text:p>5</text:p>
          </table:table-cell>
          <table:table-cell table:style-name="ce7" table:formula="of:=[.G27]*3600" office:value-type="float" office:value="2.72952251552795" calcext:value-type="float">
            <text:p>3</text:p>
          </table:table-cell>
          <table:table-cell table:number-columns-repeated="2"/>
          <table:table-cell table:style-name="ce16" table:formula="of:=[.$B$12]*FLOOR([.B33])" office:value-type="float" office:value="1334" calcext:value-type="float">
            <text:p>1,33E+03</text:p>
          </table:table-cell>
          <table:table-cell table:style-name="ce16" table:formula="of:=[.$B$12]*FLOOR([.C33])" office:value-type="float" office:value="713" calcext:value-type="float">
            <text:p>713,00E+00</text:p>
          </table:table-cell>
          <table:table-cell table:style-name="ce16" table:formula="of:=[.$B$12]*FLOOR([.D33])" office:value-type="float" office:value="391" calcext:value-type="float">
            <text:p>391,00E+00</text:p>
          </table:table-cell>
          <table:table-cell table:style-name="ce16" table:formula="of:=[.$B$12]*FLOOR([.E33])" office:value-type="float" office:value="207" calcext:value-type="float">
            <text:p>207,00E+00</text:p>
          </table:table-cell>
          <table:table-cell table:style-name="ce16" table:formula="of:=[.$B$12]*FLOOR([.F33])" office:value-type="float" office:value="92" calcext:value-type="float">
            <text:p>92,00E+00</text:p>
          </table:table-cell>
          <table:table-cell table:style-name="ce16" table:formula="of:=[.$B$12]*FLOOR([.G33])" office:value-type="float" office:value="46" calcext:value-type="float">
            <text:p>46,00E+00</text:p>
          </table:table-cell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7" table:formula="of:=[.B28]*3600" office:value-type="float" office:value="583.50622406639" calcext:value-type="float">
            <text:p>584</text:p>
          </table:table-cell>
          <table:table-cell table:style-name="ce7" table:formula="of:=[.C28]*3600" office:value-type="float" office:value="318.156108597285" calcext:value-type="float">
            <text:p>318</text:p>
          </table:table-cell>
          <table:table-cell table:style-name="ce7" table:formula="of:=[.D28]*3600" office:value-type="float" office:value="174.90671641791" calcext:value-type="float">
            <text:p>175</text:p>
          </table:table-cell>
          <table:table-cell table:style-name="ce7" table:formula="of:=[.E28]*3600" office:value-type="float" office:value="97.1167127071823" calcext:value-type="float">
            <text:p>97</text:p>
          </table:table-cell>
          <table:table-cell table:style-name="ce7" table:formula="of:=[.F28]*3600" office:value-type="float" office:value="48.5583563535912" calcext:value-type="float">
            <text:p>49</text:p>
          </table:table-cell>
          <table:table-cell table:style-name="ce7" table:formula="of:=[.G28]*3600" office:value-type="float" office:value="27.2952251552795" calcext:value-type="float">
            <text:p>27</text:p>
          </table:table-cell>
          <table:table-cell table:number-columns-repeated="2"/>
          <table:table-cell table:style-name="ce16" table:formula="of:=[.$B$12]*FLOOR([.B34])" office:value-type="float" office:value="13409" calcext:value-type="float">
            <text:p>13,41E+03</text:p>
          </table:table-cell>
          <table:table-cell table:style-name="ce16" table:formula="of:=[.$B$12]*FLOOR([.C34])" office:value-type="float" office:value="7314" calcext:value-type="float">
            <text:p>7,31E+03</text:p>
          </table:table-cell>
          <table:table-cell table:style-name="ce16" table:formula="of:=[.$B$12]*FLOOR([.D34])" office:value-type="float" office:value="4002" calcext:value-type="float">
            <text:p>4,00E+03</text:p>
          </table:table-cell>
          <table:table-cell table:style-name="ce16" table:formula="of:=[.$B$12]*FLOOR([.E34])" office:value-type="float" office:value="2231" calcext:value-type="float">
            <text:p>2,23E+03</text:p>
          </table:table-cell>
          <table:table-cell table:style-name="ce16" table:formula="of:=[.$B$12]*FLOOR([.F34])" office:value-type="float" office:value="1104" calcext:value-type="float">
            <text:p>1,10E+03</text:p>
          </table:table-cell>
          <table:table-cell table:style-name="ce16" table:formula="of:=[.$B$12]*FLOOR([.G34])" office:value-type="float" office:value="621" calcext:value-type="float">
            <text:p>621,00E+00</text:p>
          </table:table-cell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7" table:formula="of:=[.B29]*3600" office:value-type="float" office:value="5835.0622406639" calcext:value-type="float">
            <text:p>5 835</text:p>
          </table:table-cell>
          <table:table-cell table:style-name="ce7" table:formula="of:=[.C29]*3600" office:value-type="float" office:value="3181.56108597285" calcext:value-type="float">
            <text:p>3 182</text:p>
          </table:table-cell>
          <table:table-cell table:style-name="ce7" table:formula="of:=[.D29]*3600" office:value-type="float" office:value="1749.0671641791" calcext:value-type="float">
            <text:p>1 749</text:p>
          </table:table-cell>
          <table:table-cell table:style-name="ce7" table:formula="of:=[.E29]*3600" office:value-type="float" office:value="971.167127071823" calcext:value-type="float">
            <text:p>971</text:p>
          </table:table-cell>
          <table:table-cell table:style-name="ce7" table:formula="of:=[.F29]*3600" office:value-type="float" office:value="485.583563535912" calcext:value-type="float">
            <text:p>486</text:p>
          </table:table-cell>
          <table:table-cell table:style-name="ce7" table:formula="of:=[.G29]*3600" office:value-type="float" office:value="272.952251552795" calcext:value-type="float">
            <text:p>273</text:p>
          </table:table-cell>
          <table:table-cell table:number-columns-repeated="2"/>
          <table:table-cell table:style-name="ce16" table:formula="of:=[.$B$12]*FLOOR([.B35])" office:value-type="float" office:value="134205" calcext:value-type="float">
            <text:p>134,21E+03</text:p>
          </table:table-cell>
          <table:table-cell table:style-name="ce16" table:formula="of:=[.$B$12]*FLOOR([.C35])" office:value-type="float" office:value="73163" calcext:value-type="float">
            <text:p>73,16E+03</text:p>
          </table:table-cell>
          <table:table-cell table:style-name="ce16" table:formula="of:=[.$B$12]*FLOOR([.D35])" office:value-type="float" office:value="40227" calcext:value-type="float">
            <text:p>40,23E+03</text:p>
          </table:table-cell>
          <table:table-cell table:style-name="ce16" table:formula="of:=[.$B$12]*FLOOR([.E35])" office:value-type="float" office:value="22333" calcext:value-type="float">
            <text:p>22,33E+03</text:p>
          </table:table-cell>
          <table:table-cell table:style-name="ce16" table:formula="of:=[.$B$12]*FLOOR([.F35])" office:value-type="float" office:value="11155" calcext:value-type="float">
            <text:p>11,16E+03</text:p>
          </table:table-cell>
          <table:table-cell table:style-name="ce16" table:formula="of:=[.$B$12]*FLOOR([.G35])" office:value-type="float" office:value="6256" calcext:value-type="float">
            <text:p>6,26E+03</text:p>
          </table:table-cell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7" table:formula="of:=[.B30]*3600" office:value-type="float" office:value="58350.622406639" calcext:value-type="float">
            <text:p>58 351</text:p>
          </table:table-cell>
          <table:table-cell table:style-name="ce7" table:formula="of:=[.C30]*3600" office:value-type="float" office:value="31815.6108597285" calcext:value-type="float">
            <text:p>31 816</text:p>
          </table:table-cell>
          <table:table-cell table:style-name="ce7" table:formula="of:=[.D30]*3600" office:value-type="float" office:value="17490.671641791" calcext:value-type="float">
            <text:p>17 491</text:p>
          </table:table-cell>
          <table:table-cell table:style-name="ce7" table:formula="of:=[.E30]*3600" office:value-type="float" office:value="9711.67127071823" calcext:value-type="float">
            <text:p>9 712</text:p>
          </table:table-cell>
          <table:table-cell table:style-name="ce7" table:formula="of:=[.F30]*3600" office:value-type="float" office:value="4855.83563535912" calcext:value-type="float">
            <text:p>4 856</text:p>
          </table:table-cell>
          <table:table-cell table:style-name="ce7" table:formula="of:=[.G30]*3600" office:value-type="float" office:value="2729.52251552795" calcext:value-type="float">
            <text:p>2 730</text:p>
          </table:table-cell>
          <table:table-cell table:number-columns-repeated="2"/>
          <table:table-cell table:style-name="ce16" table:formula="of:=[.$B$12]*FLOOR([.B36])" office:value-type="float" office:value="1342050" calcext:value-type="float">
            <text:p>1,34E+06</text:p>
          </table:table-cell>
          <table:table-cell table:style-name="ce16" table:formula="of:=[.$B$12]*FLOOR([.C36])" office:value-type="float" office:value="731745" calcext:value-type="float">
            <text:p>731,75E+03</text:p>
          </table:table-cell>
          <table:table-cell table:style-name="ce16" table:formula="of:=[.$B$12]*FLOOR([.D36])" office:value-type="float" office:value="402270" calcext:value-type="float">
            <text:p>402,27E+03</text:p>
          </table:table-cell>
          <table:table-cell table:style-name="ce16" table:formula="of:=[.$B$12]*FLOOR([.E36])" office:value-type="float" office:value="223353" calcext:value-type="float">
            <text:p>223,35E+03</text:p>
          </table:table-cell>
          <table:table-cell table:style-name="ce16" table:formula="of:=[.$B$12]*FLOOR([.F36])" office:value-type="float" office:value="111665" calcext:value-type="float">
            <text:p>111,67E+03</text:p>
          </table:table-cell>
          <table:table-cell table:style-name="ce16" table:formula="of:=[.$B$12]*FLOOR([.G36])" office:value-type="float" office:value="62767" calcext:value-type="float">
            <text:p>62,77E+0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/j</text:p>
          </table:table-cell>
          <table:table-cell table:number-columns-repeated="7"/>
          <table:table-cell office:value-type="string" calcext:value-type="string">
            <text:p>bytes/j</text:p>
          </table:table-cell>
          <table:table-cell table:number-columns-repeated="6"/>
        </table:table-row>
        <table:table-row table:style-name="ro1">
          <table:table-cell table:style-name="ce2" office:value-type="percentage" office:value="0.001" calcext:value-type="percentage">
            <text:p>0,1%</text:p>
          </table:table-cell>
          <table:table-cell table:style-name="ce7" table:formula="of:=[.B27]*3600*24" office:value-type="float" office:value="1400.41493775934" calcext:value-type="float">
            <text:p>1 400</text:p>
          </table:table-cell>
          <table:table-cell table:style-name="ce7" table:formula="of:=[.C27]*3600*24" office:value-type="float" office:value="763.574660633484" calcext:value-type="float">
            <text:p>764</text:p>
          </table:table-cell>
          <table:table-cell table:style-name="ce7" table:formula="of:=[.D27]*3600*24" office:value-type="float" office:value="419.776119402985" calcext:value-type="float">
            <text:p>420</text:p>
          </table:table-cell>
          <table:table-cell table:style-name="ce7" table:formula="of:=[.E27]*3600*24" office:value-type="float" office:value="233.080110497238" calcext:value-type="float">
            <text:p>233</text:p>
          </table:table-cell>
          <table:table-cell table:style-name="ce7" table:formula="of:=[.F27]*3600*24" office:value-type="float" office:value="116.540055248619" calcext:value-type="float">
            <text:p>117</text:p>
          </table:table-cell>
          <table:table-cell table:style-name="ce7" table:formula="of:=[.G27]*3600*24" office:value-type="float" office:value="65.5085403726708" calcext:value-type="float">
            <text:p>66</text:p>
          </table:table-cell>
          <table:table-cell table:number-columns-repeated="2"/>
          <table:table-cell table:style-name="ce16" table:formula="of:=[.$B$12]*FLOOR([.B39])" office:value-type="float" office:value="32200" calcext:value-type="float">
            <text:p>32,20E+03</text:p>
          </table:table-cell>
          <table:table-cell table:style-name="ce16" table:formula="of:=[.$B$12]*FLOOR([.C39])" office:value-type="float" office:value="17549" calcext:value-type="float">
            <text:p>17,55E+03</text:p>
          </table:table-cell>
          <table:table-cell table:style-name="ce16" table:formula="of:=[.$B$12]*FLOOR([.D39])" office:value-type="float" office:value="9637" calcext:value-type="float">
            <text:p>9,64E+03</text:p>
          </table:table-cell>
          <table:table-cell table:style-name="ce16" table:formula="of:=[.$B$12]*FLOOR([.E39])" office:value-type="float" office:value="5359" calcext:value-type="float">
            <text:p>5,36E+03</text:p>
          </table:table-cell>
          <table:table-cell table:style-name="ce16" table:formula="of:=[.$B$12]*FLOOR([.F39])" office:value-type="float" office:value="2668" calcext:value-type="float">
            <text:p>2,67E+03</text:p>
          </table:table-cell>
          <table:table-cell table:style-name="ce16" table:formula="of:=[.$B$12]*FLOOR([.G39])" office:value-type="float" office:value="1495" calcext:value-type="float">
            <text:p>1,50E+03</text:p>
          </table:table-cell>
        </table:table-row>
        <table:table-row table:style-name="ro1">
          <table:table-cell table:style-name="ce3" office:value-type="percentage" office:value="0.01" calcext:value-type="percentage">
            <text:p>1%</text:p>
          </table:table-cell>
          <table:table-cell table:style-name="ce7" table:formula="of:=[.B28]*3600*24" office:value-type="float" office:value="14004.1493775934" calcext:value-type="float">
            <text:p>14 004</text:p>
          </table:table-cell>
          <table:table-cell table:style-name="ce7" table:formula="of:=[.C28]*3600*24" office:value-type="float" office:value="7635.74660633484" calcext:value-type="float">
            <text:p>7 636</text:p>
          </table:table-cell>
          <table:table-cell table:style-name="ce7" table:formula="of:=[.D28]*3600*24" office:value-type="float" office:value="4197.76119402985" calcext:value-type="float">
            <text:p>4 198</text:p>
          </table:table-cell>
          <table:table-cell table:style-name="ce7" table:formula="of:=[.E28]*3600*24" office:value-type="float" office:value="2330.80110497238" calcext:value-type="float">
            <text:p>2 331</text:p>
          </table:table-cell>
          <table:table-cell table:style-name="ce7" table:formula="of:=[.F28]*3600*24" office:value-type="float" office:value="1165.40055248619" calcext:value-type="float">
            <text:p>1 165</text:p>
          </table:table-cell>
          <table:table-cell table:style-name="ce7" table:formula="of:=[.G28]*3600*24" office:value-type="float" office:value="655.085403726708" calcext:value-type="float">
            <text:p>655</text:p>
          </table:table-cell>
          <table:table-cell table:number-columns-repeated="2"/>
          <table:table-cell table:style-name="ce16" table:formula="of:=[.$B$12]*FLOOR([.B40])" office:value-type="float" office:value="322092" calcext:value-type="float">
            <text:p>322,09E+03</text:p>
          </table:table-cell>
          <table:table-cell table:style-name="ce16" table:formula="of:=[.$B$12]*FLOOR([.C40])" office:value-type="float" office:value="175605" calcext:value-type="float">
            <text:p>175,61E+03</text:p>
          </table:table-cell>
          <table:table-cell table:style-name="ce16" table:formula="of:=[.$B$12]*FLOOR([.D40])" office:value-type="float" office:value="96531" calcext:value-type="float">
            <text:p>96,53E+03</text:p>
          </table:table-cell>
          <table:table-cell table:style-name="ce16" table:formula="of:=[.$B$12]*FLOOR([.E40])" office:value-type="float" office:value="53590" calcext:value-type="float">
            <text:p>53,59E+03</text:p>
          </table:table-cell>
          <table:table-cell table:style-name="ce16" table:formula="of:=[.$B$12]*FLOOR([.F40])" office:value-type="float" office:value="26795" calcext:value-type="float">
            <text:p>26,80E+03</text:p>
          </table:table-cell>
          <table:table-cell table:style-name="ce16" table:formula="of:=[.$B$12]*FLOOR([.G40])" office:value-type="float" office:value="15065" calcext:value-type="float">
            <text:p>15,07E+03</text:p>
          </table:table-cell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7" table:formula="of:=[.B29]*3600*24" office:value-type="float" office:value="140041.493775934" calcext:value-type="float">
            <text:p>140 041</text:p>
          </table:table-cell>
          <table:table-cell table:style-name="ce7" table:formula="of:=[.C29]*3600*24" office:value-type="float" office:value="76357.4660633484" calcext:value-type="float">
            <text:p>76 357</text:p>
          </table:table-cell>
          <table:table-cell table:style-name="ce7" table:formula="of:=[.D29]*3600*24" office:value-type="float" office:value="41977.6119402985" calcext:value-type="float">
            <text:p>41 978</text:p>
          </table:table-cell>
          <table:table-cell table:style-name="ce7" table:formula="of:=[.E29]*3600*24" office:value-type="float" office:value="23308.0110497238" calcext:value-type="float">
            <text:p>23 308</text:p>
          </table:table-cell>
          <table:table-cell table:style-name="ce7" table:formula="of:=[.F29]*3600*24" office:value-type="float" office:value="11654.0055248619" calcext:value-type="float">
            <text:p>11 654</text:p>
          </table:table-cell>
          <table:table-cell table:style-name="ce7" table:formula="of:=[.G29]*3600*24" office:value-type="float" office:value="6550.85403726708" calcext:value-type="float">
            <text:p>6 551</text:p>
          </table:table-cell>
          <table:table-cell table:number-columns-repeated="2"/>
          <table:table-cell table:style-name="ce16" table:formula="of:=[.$B$12]*FLOOR([.B41])" office:value-type="float" office:value="3220943" calcext:value-type="float">
            <text:p>3,22E+06</text:p>
          </table:table-cell>
          <table:table-cell table:style-name="ce16" table:formula="of:=[.$B$12]*FLOOR([.C41])" office:value-type="float" office:value="1756211" calcext:value-type="float">
            <text:p>1,76E+06</text:p>
          </table:table-cell>
          <table:table-cell table:style-name="ce16" table:formula="of:=[.$B$12]*FLOOR([.D41])" office:value-type="float" office:value="965471" calcext:value-type="float">
            <text:p>965,47E+03</text:p>
          </table:table-cell>
          <table:table-cell table:style-name="ce16" table:formula="of:=[.$B$12]*FLOOR([.E41])" office:value-type="float" office:value="536084" calcext:value-type="float">
            <text:p>536,08E+03</text:p>
          </table:table-cell>
          <table:table-cell table:style-name="ce16" table:formula="of:=[.$B$12]*FLOOR([.F41])" office:value-type="float" office:value="268042" calcext:value-type="float">
            <text:p>268,04E+03</text:p>
          </table:table-cell>
          <table:table-cell table:style-name="ce16" table:formula="of:=[.$B$12]*FLOOR([.G41])" office:value-type="float" office:value="150650" calcext:value-type="float">
            <text:p>150,65E+03</text:p>
          </table:table-cell>
        </table:table-row>
        <table:table-row table:style-name="ro1">
          <table:table-cell table:style-name="ce3" office:value-type="percentage" office:value="1" calcext:value-type="percentage">
            <text:p>100%</text:p>
          </table:table-cell>
          <table:table-cell table:style-name="ce7" table:formula="of:=[.B30]*3600*24" office:value-type="float" office:value="1400414.93775934" calcext:value-type="float">
            <text:p>1 400 415</text:p>
          </table:table-cell>
          <table:table-cell table:style-name="ce7" table:formula="of:=[.C30]*3600*24" office:value-type="float" office:value="763574.660633484" calcext:value-type="float">
            <text:p>763 575</text:p>
          </table:table-cell>
          <table:table-cell table:style-name="ce7" table:formula="of:=[.D30]*3600*24" office:value-type="float" office:value="419776.119402985" calcext:value-type="float">
            <text:p>419 776</text:p>
          </table:table-cell>
          <table:table-cell table:style-name="ce7" table:formula="of:=[.E30]*3600*24" office:value-type="float" office:value="233080.110497238" calcext:value-type="float">
            <text:p>233 080</text:p>
          </table:table-cell>
          <table:table-cell table:style-name="ce7" table:formula="of:=[.F30]*3600*24" office:value-type="float" office:value="116540.055248619" calcext:value-type="float">
            <text:p>116 540</text:p>
          </table:table-cell>
          <table:table-cell table:style-name="ce7" table:formula="of:=[.G30]*3600*24" office:value-type="float" office:value="65508.5403726708" calcext:value-type="float">
            <text:p>65 509</text:p>
          </table:table-cell>
          <table:table-cell table:number-columns-repeated="2"/>
          <table:table-cell table:style-name="ce16" table:formula="of:=[.$B$12]*FLOOR([.B42])" office:value-type="float" office:value="32209522" calcext:value-type="float">
            <text:p>32,21E+06</text:p>
          </table:table-cell>
          <table:table-cell table:style-name="ce16" table:formula="of:=[.$B$12]*FLOOR([.C42])" office:value-type="float" office:value="17562202" calcext:value-type="float">
            <text:p>17,56E+06</text:p>
          </table:table-cell>
          <table:table-cell table:style-name="ce16" table:formula="of:=[.$B$12]*FLOOR([.D42])" office:value-type="float" office:value="9654848" calcext:value-type="float">
            <text:p>9,65E+06</text:p>
          </table:table-cell>
          <table:table-cell table:style-name="ce16" table:formula="of:=[.$B$12]*FLOOR([.E42])" office:value-type="float" office:value="5360840" calcext:value-type="float">
            <text:p>5,36E+06</text:p>
          </table:table-cell>
          <table:table-cell table:style-name="ce16" table:formula="of:=[.$B$12]*FLOOR([.F42])" office:value-type="float" office:value="2680420" calcext:value-type="float">
            <text:p>2,68E+06</text:p>
          </table:table-cell>
          <table:table-cell table:style-name="ce16" table:formula="of:=[.$B$12]*FLOOR([.G42])" office:value-type="float" office:value="1506684" calcext:value-type="float">
            <text:p>1,51E+0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Fair us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mit</text:p>
          </table:table-cell>
          <table:table-cell table:style-name="ce9" office:value-type="percentage" office:value="0.5" calcext:value-type="percentage">
            <text:p>50,00 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 (sec)</text:p>
          </table:table-cell>
          <table:table-cell table:style-name="ce6" office:value-type="float" office:value="86400" calcext:value-type="float">
            <text:p>8640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/period</text:p>
          </table:table-cell>
          <table:table-cell table:number-columns-repeated="7"/>
          <table:table-cell office:value-type="string" calcext:value-type="string">
            <text:p>fair use time (sec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table:formula="of:=FLOOR([.$B$47]*[.$B$48]*[.$B$49]/[.$A52]/([.B$15]/1000))" office:value-type="float" office:value="5601659" calcext:value-type="float">
            <text:p>5601659</text:p>
          </table:table-cell>
          <table:table-cell table:style-name="ce10" table:formula="of:=FLOOR([.$B$47]*[.$B$48]*[.$B$49]/[.$A52]/([.C$15]/1000))" office:value-type="float" office:value="3054298" calcext:value-type="float">
            <text:p>3054298</text:p>
          </table:table-cell>
          <table:table-cell table:style-name="ce10" table:formula="of:=FLOOR([.$B$47]*[.$B$48]*[.$B$49]/[.$A52]/([.D$15]/1000))" office:value-type="float" office:value="1679104" calcext:value-type="float">
            <text:p>1679104</text:p>
          </table:table-cell>
          <table:table-cell table:style-name="ce10" table:formula="of:=FLOOR([.$B$47]*[.$B$48]*[.$B$49]/[.$A52]/([.E$15]/1000))" office:value-type="float" office:value="932320" calcext:value-type="float">
            <text:p>932320</text:p>
          </table:table-cell>
          <table:table-cell table:style-name="ce10" table:formula="of:=FLOOR([.$B$47]*[.$B$48]*[.$B$49]/[.$A52]/([.F$15]/1000))" office:value-type="float" office:value="466160" calcext:value-type="float">
            <text:p>466160</text:p>
          </table:table-cell>
          <table:table-cell table:style-name="ce10" table:formula="of:=FLOOR([.$B$47]*[.$B$48]*[.$B$49]/[.$A52]/([.G$15]/1000))" office:value-type="float" office:value="262034" calcext:value-type="float">
            <text:p>262034</text:p>
          </table:table-cell>
          <table:table-cell/>
          <table:table-cell table:formula="of:=[.$B$47]*[.$B$48]*[.$B$49]/[.$A52]" office:value-type="float" office:value="345600" calcext:value-type="float">
            <text:p>3456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FLOOR([.$B$47]*[.$B$48]*[.$B$49]/[.$A53]/([.B$15]/1000))" office:value-type="float" office:value="2800829" calcext:value-type="float">
            <text:p>2800829</text:p>
          </table:table-cell>
          <table:table-cell table:style-name="ce10" table:formula="of:=FLOOR([.$B$47]*[.$B$48]*[.$B$49]/[.$A53]/([.C$15]/1000))" office:value-type="float" office:value="1527149" calcext:value-type="float">
            <text:p>1527149</text:p>
          </table:table-cell>
          <table:table-cell table:style-name="ce10" table:formula="of:=FLOOR([.$B$47]*[.$B$48]*[.$B$49]/[.$A53]/([.D$15]/1000))" office:value-type="float" office:value="839552" calcext:value-type="float">
            <text:p>839552</text:p>
          </table:table-cell>
          <table:table-cell table:style-name="ce10" table:formula="of:=FLOOR([.$B$47]*[.$B$48]*[.$B$49]/[.$A53]/([.E$15]/1000))" office:value-type="float" office:value="466160" calcext:value-type="float">
            <text:p>466160</text:p>
          </table:table-cell>
          <table:table-cell table:style-name="ce10" table:formula="of:=FLOOR([.$B$47]*[.$B$48]*[.$B$49]/[.$A53]/([.F$15]/1000))" office:value-type="float" office:value="233080" calcext:value-type="float">
            <text:p>233080</text:p>
          </table:table-cell>
          <table:table-cell table:style-name="ce10" table:formula="of:=FLOOR([.$B$47]*[.$B$48]*[.$B$49]/[.$A53]/([.G$15]/1000))" office:value-type="float" office:value="131017" calcext:value-type="float">
            <text:p>131017</text:p>
          </table:table-cell>
          <table:table-cell/>
          <table:table-cell table:formula="of:=[.$B$47]*[.$B$48]*[.$B$49]/[.$A53]" office:value-type="float" office:value="172800" calcext:value-type="float">
            <text:p>1728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FLOOR([.$B$47]*[.$B$48]*[.$B$49]/[.$A54]/([.B$15]/1000))" office:value-type="float" office:value="1120331" calcext:value-type="float">
            <text:p>1120331</text:p>
          </table:table-cell>
          <table:table-cell table:style-name="ce10" table:formula="of:=FLOOR([.$B$47]*[.$B$48]*[.$B$49]/[.$A54]/([.C$15]/1000))" office:value-type="float" office:value="610859" calcext:value-type="float">
            <text:p>610859</text:p>
          </table:table-cell>
          <table:table-cell table:style-name="ce10" table:formula="of:=FLOOR([.$B$47]*[.$B$48]*[.$B$49]/[.$A54]/([.D$15]/1000))" office:value-type="float" office:value="335820" calcext:value-type="float">
            <text:p>335820</text:p>
          </table:table-cell>
          <table:table-cell table:style-name="ce10" table:formula="of:=FLOOR([.$B$47]*[.$B$48]*[.$B$49]/[.$A54]/([.E$15]/1000))" office:value-type="float" office:value="186464" calcext:value-type="float">
            <text:p>186464</text:p>
          </table:table-cell>
          <table:table-cell table:style-name="ce10" table:formula="of:=FLOOR([.$B$47]*[.$B$48]*[.$B$49]/[.$A54]/([.F$15]/1000))" office:value-type="float" office:value="93232" calcext:value-type="float">
            <text:p>93232</text:p>
          </table:table-cell>
          <table:table-cell table:style-name="ce10" table:formula="of:=FLOOR([.$B$47]*[.$B$48]*[.$B$49]/[.$A54]/([.G$15]/1000))" office:value-type="float" office:value="52406" calcext:value-type="float">
            <text:p>52406</text:p>
          </table:table-cell>
          <table:table-cell/>
          <table:table-cell table:formula="of:=[.$B$47]*[.$B$48]*[.$B$49]/[.$A54]" office:value-type="float" office:value="69120" calcext:value-type="float">
            <text:p>6912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table:formula="of:=FLOOR([.$B$47]*[.$B$48]*[.$B$49]/[.$A55]/([.B$15]/1000))" office:value-type="float" office:value="560165" calcext:value-type="float">
            <text:p>560165</text:p>
          </table:table-cell>
          <table:table-cell table:style-name="ce10" table:formula="of:=FLOOR([.$B$47]*[.$B$48]*[.$B$49]/[.$A55]/([.C$15]/1000))" office:value-type="float" office:value="305429" calcext:value-type="float">
            <text:p>305429</text:p>
          </table:table-cell>
          <table:table-cell table:style-name="ce10" table:formula="of:=FLOOR([.$B$47]*[.$B$48]*[.$B$49]/[.$A55]/([.D$15]/1000))" office:value-type="float" office:value="167910" calcext:value-type="float">
            <text:p>167910</text:p>
          </table:table-cell>
          <table:table-cell table:style-name="ce10" table:formula="of:=FLOOR([.$B$47]*[.$B$48]*[.$B$49]/[.$A55]/([.E$15]/1000))" office:value-type="float" office:value="93232" calcext:value-type="float">
            <text:p>93232</text:p>
          </table:table-cell>
          <table:table-cell table:style-name="ce10" table:formula="of:=FLOOR([.$B$47]*[.$B$48]*[.$B$49]/[.$A55]/([.F$15]/1000))" office:value-type="float" office:value="46616" calcext:value-type="float">
            <text:p>46616</text:p>
          </table:table-cell>
          <table:table-cell table:style-name="ce10" table:formula="of:=FLOOR([.$B$47]*[.$B$48]*[.$B$49]/[.$A55]/([.G$15]/1000))" office:value-type="float" office:value="26203" calcext:value-type="float">
            <text:p>26203</text:p>
          </table:table-cell>
          <table:table-cell/>
          <table:table-cell table:formula="of:=[.$B$47]*[.$B$48]*[.$B$49]/[.$A55]" office:value-type="float" office:value="34560" calcext:value-type="float">
            <text:p>3456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table:formula="of:=FLOOR([.$B$47]*[.$B$48]*[.$B$49]/[.$A56]/([.B$15]/1000))" office:value-type="float" office:value="280082" calcext:value-type="float">
            <text:p>280082</text:p>
          </table:table-cell>
          <table:table-cell table:style-name="ce10" table:formula="of:=FLOOR([.$B$47]*[.$B$48]*[.$B$49]/[.$A56]/([.C$15]/1000))" office:value-type="float" office:value="152714" calcext:value-type="float">
            <text:p>152714</text:p>
          </table:table-cell>
          <table:table-cell table:style-name="ce10" table:formula="of:=FLOOR([.$B$47]*[.$B$48]*[.$B$49]/[.$A56]/([.D$15]/1000))" office:value-type="float" office:value="83955" calcext:value-type="float">
            <text:p>83955</text:p>
          </table:table-cell>
          <table:table-cell table:style-name="ce10" table:formula="of:=FLOOR([.$B$47]*[.$B$48]*[.$B$49]/[.$A56]/([.E$15]/1000))" office:value-type="float" office:value="46616" calcext:value-type="float">
            <text:p>46616</text:p>
          </table:table-cell>
          <table:table-cell table:style-name="ce10" table:formula="of:=FLOOR([.$B$47]*[.$B$48]*[.$B$49]/[.$A56]/([.F$15]/1000))" office:value-type="float" office:value="23308" calcext:value-type="float">
            <text:p>23308</text:p>
          </table:table-cell>
          <table:table-cell table:style-name="ce10" table:formula="of:=FLOOR([.$B$47]*[.$B$48]*[.$B$49]/[.$A56]/([.G$15]/1000))" office:value-type="float" office:value="13101" calcext:value-type="float">
            <text:p>13101</text:p>
          </table:table-cell>
          <table:table-cell/>
          <table:table-cell table:formula="of:=[.$B$47]*[.$B$48]*[.$B$49]/[.$A56]" office:value-type="float" office:value="17280" calcext:value-type="float">
            <text:p>1728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table:formula="of:=FLOOR([.$B$47]*[.$B$48]*[.$B$49]/[.$A57]/([.B$15]/1000))" office:value-type="float" office:value="112033" calcext:value-type="float">
            <text:p>112033</text:p>
          </table:table-cell>
          <table:table-cell table:style-name="ce10" table:formula="of:=FLOOR([.$B$47]*[.$B$48]*[.$B$49]/[.$A57]/([.C$15]/1000))" office:value-type="float" office:value="61085" calcext:value-type="float">
            <text:p>61085</text:p>
          </table:table-cell>
          <table:table-cell table:style-name="ce10" table:formula="of:=FLOOR([.$B$47]*[.$B$48]*[.$B$49]/[.$A57]/([.D$15]/1000))" office:value-type="float" office:value="33582" calcext:value-type="float">
            <text:p>33582</text:p>
          </table:table-cell>
          <table:table-cell table:style-name="ce10" table:formula="of:=FLOOR([.$B$47]*[.$B$48]*[.$B$49]/[.$A57]/([.E$15]/1000))" office:value-type="float" office:value="18646" calcext:value-type="float">
            <text:p>18646</text:p>
          </table:table-cell>
          <table:table-cell table:style-name="ce10" table:formula="of:=FLOOR([.$B$47]*[.$B$48]*[.$B$49]/[.$A57]/([.F$15]/1000))" office:value-type="float" office:value="9323" calcext:value-type="float">
            <text:p>9323</text:p>
          </table:table-cell>
          <table:table-cell table:style-name="ce10" table:formula="of:=FLOOR([.$B$47]*[.$B$48]*[.$B$49]/[.$A57]/([.G$15]/1000))" office:value-type="float" office:value="5240" calcext:value-type="float">
            <text:p>5240</text:p>
          </table:table-cell>
          <table:table-cell/>
          <table:table-cell table:formula="of:=[.$B$47]*[.$B$48]*[.$B$49]/[.$A57]" office:value-type="float" office:value="6912" calcext:value-type="float">
            <text:p>6912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table:formula="of:=FLOOR([.$B$47]*[.$B$48]*[.$B$49]/[.$A58]/([.B$15]/1000))" office:value-type="float" office:value="56016" calcext:value-type="float">
            <text:p>56016</text:p>
          </table:table-cell>
          <table:table-cell table:style-name="ce10" table:formula="of:=FLOOR([.$B$47]*[.$B$48]*[.$B$49]/[.$A58]/([.C$15]/1000))" office:value-type="float" office:value="30542" calcext:value-type="float">
            <text:p>30542</text:p>
          </table:table-cell>
          <table:table-cell table:style-name="ce10" table:formula="of:=FLOOR([.$B$47]*[.$B$48]*[.$B$49]/[.$A58]/([.D$15]/1000))" office:value-type="float" office:value="16791" calcext:value-type="float">
            <text:p>16791</text:p>
          </table:table-cell>
          <table:table-cell table:style-name="ce10" table:formula="of:=FLOOR([.$B$47]*[.$B$48]*[.$B$49]/[.$A58]/([.E$15]/1000))" office:value-type="float" office:value="9323" calcext:value-type="float">
            <text:p>9323</text:p>
          </table:table-cell>
          <table:table-cell table:style-name="ce10" table:formula="of:=FLOOR([.$B$47]*[.$B$48]*[.$B$49]/[.$A58]/([.F$15]/1000))" office:value-type="float" office:value="4661" calcext:value-type="float">
            <text:p>4661</text:p>
          </table:table-cell>
          <table:table-cell table:style-name="ce10" table:formula="of:=FLOOR([.$B$47]*[.$B$48]*[.$B$49]/[.$A58]/([.G$15]/1000))" office:value-type="float" office:value="2620" calcext:value-type="float">
            <text:p>2620</text:p>
          </table:table-cell>
          <table:table-cell/>
          <table:table-cell table:formula="of:=[.$B$47]*[.$B$48]*[.$B$49]/[.$A58]" office:value-type="float" office:value="3456" calcext:value-type="float">
            <text:p>3456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0" table:formula="of:=FLOOR([.$B$47]*[.$B$48]*[.$B$49]/[.$A59]/([.B$15]/1000))" office:value-type="float" office:value="28008" calcext:value-type="float">
            <text:p>28008</text:p>
          </table:table-cell>
          <table:table-cell table:style-name="ce10" table:formula="of:=FLOOR([.$B$47]*[.$B$48]*[.$B$49]/[.$A59]/([.C$15]/1000))" office:value-type="float" office:value="15271" calcext:value-type="float">
            <text:p>15271</text:p>
          </table:table-cell>
          <table:table-cell table:style-name="ce10" table:formula="of:=FLOOR([.$B$47]*[.$B$48]*[.$B$49]/[.$A59]/([.D$15]/1000))" office:value-type="float" office:value="8395" calcext:value-type="float">
            <text:p>8395</text:p>
          </table:table-cell>
          <table:table-cell table:style-name="ce10" table:formula="of:=FLOOR([.$B$47]*[.$B$48]*[.$B$49]/[.$A59]/([.E$15]/1000))" office:value-type="float" office:value="4661" calcext:value-type="float">
            <text:p>4661</text:p>
          </table:table-cell>
          <table:table-cell table:style-name="ce10" table:formula="of:=FLOOR([.$B$47]*[.$B$48]*[.$B$49]/[.$A59]/([.F$15]/1000))" office:value-type="float" office:value="2330" calcext:value-type="float">
            <text:p>2330</text:p>
          </table:table-cell>
          <table:table-cell table:style-name="ce10" table:formula="of:=FLOOR([.$B$47]*[.$B$48]*[.$B$49]/[.$A59]/([.G$15]/1000))" office:value-type="float" office:value="1310" calcext:value-type="float">
            <text:p>1310</text:p>
          </table:table-cell>
          <table:table-cell/>
          <table:table-cell table:formula="of:=[.$B$47]*[.$B$48]*[.$B$49]/[.$A59]" office:value-type="float" office:value="1728" calcext:value-type="float">
            <text:p>172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0" table:formula="of:=FLOOR([.$B$47]*[.$B$48]*[.$B$49]/[.$A60]/([.B$15]/1000))" office:value-type="float" office:value="11203" calcext:value-type="float">
            <text:p>11203</text:p>
          </table:table-cell>
          <table:table-cell table:style-name="ce10" table:formula="of:=FLOOR([.$B$47]*[.$B$48]*[.$B$49]/[.$A60]/([.C$15]/1000))" office:value-type="float" office:value="6108" calcext:value-type="float">
            <text:p>6108</text:p>
          </table:table-cell>
          <table:table-cell table:style-name="ce10" table:formula="of:=FLOOR([.$B$47]*[.$B$48]*[.$B$49]/[.$A60]/([.D$15]/1000))" office:value-type="float" office:value="3358" calcext:value-type="float">
            <text:p>3358</text:p>
          </table:table-cell>
          <table:table-cell table:style-name="ce10" table:formula="of:=FLOOR([.$B$47]*[.$B$48]*[.$B$49]/[.$A60]/([.E$15]/1000))" office:value-type="float" office:value="1864" calcext:value-type="float">
            <text:p>1864</text:p>
          </table:table-cell>
          <table:table-cell table:style-name="ce10" table:formula="of:=FLOOR([.$B$47]*[.$B$48]*[.$B$49]/[.$A60]/([.F$15]/1000))" office:value-type="float" office:value="932" calcext:value-type="float">
            <text:p>932</text:p>
          </table:table-cell>
          <table:table-cell table:style-name="ce10" table:formula="of:=FLOOR([.$B$47]*[.$B$48]*[.$B$49]/[.$A60]/([.G$15]/1000))" office:value-type="float" office:value="524" calcext:value-type="float">
            <text:p>524</text:p>
          </table:table-cell>
          <table:table-cell/>
          <table:table-cell table:formula="of:=[.$B$47]*[.$B$48]*[.$B$49]/[.$A60]" office:value-type="float" office:value="691.2" calcext:value-type="float">
            <text:p>691,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table:formula="of:=FLOOR([.$B$47]*[.$B$48]*[.$B$49]/[.$A61]/([.B$15]/1000))" office:value-type="float" office:value="5601" calcext:value-type="float">
            <text:p>5601</text:p>
          </table:table-cell>
          <table:table-cell table:style-name="ce10" table:formula="of:=FLOOR([.$B$47]*[.$B$48]*[.$B$49]/[.$A61]/([.C$15]/1000))" office:value-type="float" office:value="3054" calcext:value-type="float">
            <text:p>3054</text:p>
          </table:table-cell>
          <table:table-cell table:style-name="ce10" table:formula="of:=FLOOR([.$B$47]*[.$B$48]*[.$B$49]/[.$A61]/([.D$15]/1000))" office:value-type="float" office:value="1679" calcext:value-type="float">
            <text:p>1679</text:p>
          </table:table-cell>
          <table:table-cell table:style-name="ce10" table:formula="of:=FLOOR([.$B$47]*[.$B$48]*[.$B$49]/[.$A61]/([.E$15]/1000))" office:value-type="float" office:value="932" calcext:value-type="float">
            <text:p>932</text:p>
          </table:table-cell>
          <table:table-cell table:style-name="ce10" table:formula="of:=FLOOR([.$B$47]*[.$B$48]*[.$B$49]/[.$A61]/([.F$15]/1000))" office:value-type="float" office:value="466" calcext:value-type="float">
            <text:p>466</text:p>
          </table:table-cell>
          <table:table-cell table:style-name="ce10" table:formula="of:=FLOOR([.$B$47]*[.$B$48]*[.$B$49]/[.$A61]/([.G$15]/1000))" office:value-type="float" office:value="262" calcext:value-type="float">
            <text:p>262</text:p>
          </table:table-cell>
          <table:table-cell/>
          <table:table-cell table:formula="of:=[.$B$47]*[.$B$48]*[.$B$49]/[.$A61]" office:value-type="float" office:value="345.6" calcext:value-type="float">
            <text:p>345,6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0" table:formula="of:=FLOOR([.$B$47]*[.$B$48]*[.$B$49]/[.$A62]/([.B$15]/1000))" office:value-type="float" office:value="2800" calcext:value-type="float">
            <text:p>2800</text:p>
          </table:table-cell>
          <table:table-cell table:style-name="ce10" table:formula="of:=FLOOR([.$B$47]*[.$B$48]*[.$B$49]/[.$A62]/([.C$15]/1000))" office:value-type="float" office:value="1527" calcext:value-type="float">
            <text:p>1527</text:p>
          </table:table-cell>
          <table:table-cell table:style-name="ce10" table:formula="of:=FLOOR([.$B$47]*[.$B$48]*[.$B$49]/[.$A62]/([.D$15]/1000))" office:value-type="float" office:value="839" calcext:value-type="float">
            <text:p>839</text:p>
          </table:table-cell>
          <table:table-cell table:style-name="ce10" table:formula="of:=FLOOR([.$B$47]*[.$B$48]*[.$B$49]/[.$A62]/([.E$15]/1000))" office:value-type="float" office:value="466" calcext:value-type="float">
            <text:p>466</text:p>
          </table:table-cell>
          <table:table-cell table:style-name="ce10" table:formula="of:=FLOOR([.$B$47]*[.$B$48]*[.$B$49]/[.$A62]/([.F$15]/1000))" office:value-type="float" office:value="233" calcext:value-type="float">
            <text:p>233</text:p>
          </table:table-cell>
          <table:table-cell table:style-name="ce10" table:formula="of:=FLOOR([.$B$47]*[.$B$48]*[.$B$49]/[.$A62]/([.G$15]/1000))" office:value-type="float" office:value="131" calcext:value-type="float">
            <text:p>131</text:p>
          </table:table-cell>
          <table:table-cell/>
          <table:table-cell table:formula="of:=[.$B$47]*[.$B$48]*[.$B$49]/[.$A62]" office:value-type="float" office:value="172.8" calcext:value-type="float">
            <text:p>172,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0" table:formula="of:=FLOOR([.$B$47]*[.$B$48]*[.$B$49]/[.$A63]/([.B$15]/1000))" office:value-type="float" office:value="1120" calcext:value-type="float">
            <text:p>1120</text:p>
          </table:table-cell>
          <table:table-cell table:style-name="ce10" table:formula="of:=FLOOR([.$B$47]*[.$B$48]*[.$B$49]/[.$A63]/([.C$15]/1000))" office:value-type="float" office:value="610" calcext:value-type="float">
            <text:p>610</text:p>
          </table:table-cell>
          <table:table-cell table:style-name="ce10" table:formula="of:=FLOOR([.$B$47]*[.$B$48]*[.$B$49]/[.$A63]/([.D$15]/1000))" office:value-type="float" office:value="335" calcext:value-type="float">
            <text:p>335</text:p>
          </table:table-cell>
          <table:table-cell table:style-name="ce10" table:formula="of:=FLOOR([.$B$47]*[.$B$48]*[.$B$49]/[.$A63]/([.E$15]/1000))" office:value-type="float" office:value="186" calcext:value-type="float">
            <text:p>186</text:p>
          </table:table-cell>
          <table:table-cell table:style-name="ce10" table:formula="of:=FLOOR([.$B$47]*[.$B$48]*[.$B$49]/[.$A63]/([.F$15]/1000))" office:value-type="float" office:value="93" calcext:value-type="float">
            <text:p>93</text:p>
          </table:table-cell>
          <table:table-cell table:style-name="ce10" table:formula="of:=FLOOR([.$B$47]*[.$B$48]*[.$B$49]/[.$A63]/([.G$15]/1000))" office:value-type="float" office:value="52" calcext:value-type="float">
            <text:p>52</text:p>
          </table:table-cell>
          <table:table-cell/>
          <table:table-cell table:formula="of:=[.$B$47]*[.$B$48]*[.$B$49]/[.$A63]" office:value-type="float" office:value="69.12" calcext:value-type="float">
            <text:p>69,1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gend:</text:p>
          </table:table-cell>
          <table:table-cell table:style-name="ce11" office:value-type="string" calcext:value-type="string">
            <text:p>more than 100% duty cycle</text:p>
          </table:table-cell>
          <table:table-cell table:number-columns-repeated="13"/>
        </table:table-row>
        <table:table-row table:style-name="ro1">
          <table:table-cell/>
          <table:table-cell table:style-name="ce12" office:value-type="string" calcext:value-type="string">
            <text:p>more than 10% duty cycle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more than 1% duty cycle</text:p>
          </table:table-cell>
          <table:table-cell table:number-columns-repeated="13"/>
        </table:table-row>
        <calcext:conditional-formats>
          <calcext:conditional-format calcext:target-range-address="Feuille1.B52:Feuille1.G63">
            <calcext:condition calcext:apply-style-name="Post 100%" calcext:value="&gt;[.B$30]*[.$B$49]" calcext:base-cell-address="Feuille1.B52"/>
            <calcext:condition calcext:apply-style-name="Post 10%" calcext:value="&gt;[.B$29]*[.$B$49]" calcext:base-cell-address="Feuille1.B52"/>
            <calcext:condition calcext:apply-style-name="Post 1%" calcext:value="&gt;[.B$28]*[.$B$49]" calcext:base-cell-address="Feuille1.B5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0" loext:min-decimal-places="0" number:min-integer-digits="1"/>
      <number:text>%</number:text>
    </number:percentage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1" loext:min-decimal-places="1" number:min-integer-digits="1" number:grouping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t_20_100_25_" style:display-name="Post 100%" style:family="table-cell" style:parent-style-name="Default">
      <style:table-cell-properties fo:background-color="#ff0000"/>
    </style:style>
    <style:style style:name="Post_20_10_25_" style:display-name="Post 10%" style:family="table-cell" style:parent-style-name="Default">
      <style:table-cell-properties fo:background-color="#ff9900"/>
    </style:style>
    <style:style style:name="Post_20_1_25_" style:display-name="Post 1%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11:20.975122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23.230996760</meta:creation-date>
    <dc:date>2017-05-17T15:52:58.704599576</dc:date>
    <meta:editing-duration>PT2H4M58S</meta:editing-duration>
    <meta:editing-cycles>20</meta:editing-cycles>
    <meta:generator>LibreOffice/5.2.6.2$Linux_X86_64 LibreOffice_project/20m0$Build-2</meta:generator>
    <meta:document-statistic meta:table-count="1" meta:cell-count="331" meta:object-count="0"/>
  </office:meta>
</office:document-meta>
</file>